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75fc5" officeooo:paragraph-rsid="00075fc5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Heading_20_2">
      <style:text-properties officeooo:rsid="000a45b1" officeooo:paragraph-rsid="000a45b1"/>
    </style:style>
    <style:style style:name="P4" style:family="paragraph" style:parent-style-name="Text_20_body">
      <style:text-properties officeooo:rsid="000a45b1" officeooo:paragraph-rsid="000a45b1"/>
    </style:style>
    <style:style style:name="P5" style:family="paragraph" style:parent-style-name="Text_20_body">
      <style:text-properties officeooo:paragraph-rsid="0008d491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75fc5"/>
    </style:style>
    <style:style style:name="T2" style:family="text">
      <style:text-properties officeooo:rsid="0008d491"/>
    </style:style>
    <style:style style:name="T3" style:family="text">
      <style:text-properties officeooo:rsid="0008db57"/>
    </style:style>
    <style:style style:name="T4" style:family="text">
      <style:text-properties officeooo:rsid="000a45b1"/>
    </style:style>
    <style:style style:name="T5" style:family="text">
      <style:text-properties officeooo:rsid="000c567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DdeLink__259_889032269"/>Manipulation de listes et de chaînes</text:h>
      <text:p text:style-name="Text_20_body"><text:span text:style-name="Strong_20_Emphasis">1. Recevoir une phrase : </text:span>Afficher chaque mot <text:span text:style-name="T5">sur une ligne</text:span>, avec son rang et sa taille.<text:bookmark-end text:name="__DdeLink__259_889032269"/></text:p>
      <text:p text:style-name="Text_20_body"><text:bookmark-start text:name="__DdeLink__263_889032269"/><text:span text:style-name="Strong_20_Emphasis">2. Construire une nouvelle liste constituée du double de chaque élément de la liste de départ.</text:span></text:p>
      <text:p text:style-name="P5"><text:span text:style-name="Strong_20_Emphasis"><text:span text:style-name="T2">Avec une boucle, puis avec une list comprehension</text:span></text:span><text:bookmark-end text:name="__DdeLink__263_889032269"/></text:p>
      <text:p text:style-name="Text_20_body"><text:bookmark-start text:name="__DdeLink__268_889032269"/><text:bookmark-start text:name="__DdeLink__265_889032269"/><text:span text:style-name="Strong_20_Emphasis">3. Rechercher si une valeur est présente dans une liste d’entiers.</text:span><text:line-break/>3.2. Faire aussi une version avec une boucle sans utiliser les fonctions de recherche.<text:bookmark-end text:name="__DdeLink__268_889032269"/><text:bookmark-end text:name="__DdeLink__265_889032269"/></text:p>
      <text:p text:style-name="Text_20_body"><text:span text:style-name="Strong_20_Emphasis">4. Rechercher à quelle position cette valeur est présente.</text:span><text:line-break/>4.2. Faire aussi une version avec une boucle sans utiliser les fonctions de recherche.</text:p>
      <text:p text:style-name="Text_20_body"><text:bookmark-start text:name="__DdeLink__270_889032269"/><text:span text:style-name="Strong_20_Emphasis">5. Calculer la moyenne d’une liste d’entiers (en utilisant </text:span><text:span text:style-name="Strong_20_Emphasis"><text:span text:style-name="Source_20_Text">sum</text:span></text:span><text:span text:style-name="Strong_20_Emphasis"> et sans l’utiliser).</text:span><text:bookmark-end text:name="__DdeLink__270_889032269"/></text:p>
      <text:p text:style-name="Text_20_body"><text:bookmark-start text:name="__DdeLink__272_889032269"/><text:span text:style-name="Strong_20_Emphasis">6. Insérer un élément au milieu d’une liste d’entiers (à une position donnée) (en utilisant </text:span><text:span text:style-name="Strong_20_Emphasis"><text:span text:style-name="Source_20_Text">insert</text:span></text:span><text:span text:style-name="Strong_20_Emphasis"> et sans l’utiliser).</text:span><text:bookmark-end text:name="__DdeLink__272_889032269"/></text:p>
      <text:p text:style-name="Text_20_body"><text:bookmark-start text:name="__DdeLink__274_889032269"/><text:span text:style-name="Strong_20_Emphasis"><text:span text:style-name="T3">7</text:span></text:span><text:span text:style-name="Strong_20_Emphasis">. Dans une liste d’entiers, remplacer chaque zéro par la somme de tous les entiers qui se trouvent avant lui.</text:span><text:bookmark-end text:name="__DdeLink__274_889032269"/></text:p>
      <text:p text:style-name="Text_20_body"><text:span text:style-name="Strong_20_Emphasis"><text:span text:style-name="T3">8</text:span></text:span><text:span text:style-name="Strong_20_Emphasis">. </text:span><text:bookmark-start text:name="__DdeLink__276_889032269"/><text:span text:style-name="Strong_20_Emphasis">Générer la liste </text:span><text:span text:style-name="Strong_20_Emphasis"><text:span text:style-name="Source_20_Text">['ad', 'ae', 'bd', 'be', 'cd', 'ce']</text:span></text:span><text:span text:style-name="Strong_20_Emphasis"> à partir des chaînes </text:span><text:span text:style-name="Strong_20_Emphasis"><text:span text:style-name="Source_20_Text">"abc"</text:span></text:span><text:span text:style-name="Strong_20_Emphasis"> et </text:span><text:span text:style-name="Strong_20_Emphasis"><text:span text:style-name="Source_20_Text">"de"</text:span></text:span><text:span text:style-name="Strong_20_Emphasis"> (avec 2 boucles ou avec une list comprehension).</text:span><text:bookmark-end text:name="__DdeLink__276_889032269"/></text:p>
      <text:p text:style-name="Horizontal_20_Line"/>
      <text:h text:style-name="P1" text:outline-level="2">Continue / break</text:h>
      <text:p text:style-name="Text_20_body"><text:bookmark-start text:name="__DdeLink__278_889032269"/><text:span text:style-name="Strong_20_Emphasis"><text:span text:style-name="T4">9</text:span></text:span><text:span text:style-name="Strong_20_Emphasis">. Demander des mots à l’utilisateur, pour chaque mot afficher sa taille. S’interrompre quand il saisit “fin” </text:span><text:span text:style-name="Strong_20_Emphasis"><text:span text:style-name="T4">en utilisant l’instruction break</text:span></text:span><text:span text:style-name="Strong_20_Emphasis">.</text:span><text:bookmark-end text:name="__DdeLink__278_889032269"/></text:p>
      <text:p text:style-name="Text_20_body"><text:bookmark-start text:name="__DdeLink__280_889032269"/><text:span text:style-name="Strong_20_Emphasis"><text:span text:style-name="T4">10</text:span></text:span><text:span text:style-name="Strong_20_Emphasis">. Utilisez l’instruction </text:span><text:span text:style-name="Strong_20_Emphasis"><text:span text:style-name="Source_20_Text">continue</text:span></text:span><text:span text:style-name="Strong_20_Emphasis"> pour afficher tous les mots d’une phrase, sauf le 5ième, le 10ième, etc.</text:span><text:bookmark-end text:name="__DdeLink__280_889032269"/></text:p>
      <text:p text:style-name="Horizontal_20_Line"/>
      <text:h text:style-name="P3" text:outline-level="2">zip / enumerate</text:h>
      <text:p text:style-name="P4"/>
      <text:p text:style-name="Text_20_body"><text:bookmark-start text:name="__DdeLink__282_889032269"/><text:span text:style-name="Strong_20_Emphasis"><text:span text:style-name="T4">11</text:span></text:span><text:span text:style-name="Strong_20_Emphasis">. Le classement FIFA</text:span><text:bookmark-end text:name="__DdeLink__282_889032269"/><text:span text:style-name="Strong_20_Emphasis"> par pays (au 9/2/2017) est fourni sous forme de deux tableaux :</text:span></text:p>
      <text:p text:style-name="Preformatted_20_Text"/>
      <text:p text:style-name="Preformatted_20_Text"><text:span text:style-name="Source_20_Text">teams = ['Brésil', 'Argentine', 'Allemagne', 'Chili', 'Belgique']</text:span></text:p>
      <text:p text:style-name="P2"><text:span text:style-name="Source_20_Text">scores = [1635, 1529, 1433, 1386, 1371]</text:span></text:p>
      <text:p text:style-name="Text_20_body">Écrire une fonction qui imprime le classement sous la forme :<text:line-break/>1 Brésil : 1635 points<text:line-break/>2 Argentine : 1529 points<text:line-break/>etc.</text:p>
      <text:p text:style-name="Horizontal_20_Line"/>
      <text:h text:style-name="Heading_20_2" text:outline-level="2"><text:soft-page-break/>Listes imbriquées</text:h>
      <text:p text:style-name="Text_20_body"><text:bookmark-start text:name="__DdeLink__284_889032269"/><text:span text:style-name="Strong_20_Emphasis">1</text:span><text:span text:style-name="Strong_20_Emphasis"><text:span text:style-name="T4">2</text:span></text:span><text:span text:style-name="Strong_20_Emphasis">. On vous do</text:span><text:bookmark-end text:name="__DdeLink__284_889032269"/><text:span text:style-name="Strong_20_Emphasis">nne deux listes de listes d'entiers, par exemple :</text:span></text:p>
      <text:p text:style-name="Preformatted_20_Text"/>
      <text:p text:style-name="Preformatted_20_Text"><text:span text:style-name="Source_20_Text">a = [[1, 4, 9], [2, 6]]</text:span></text:p>
      <text:p text:style-name="P2"><text:span text:style-name="Source_20_Text">b = [[3, 5], [7, 8, 10]]</text:span></text:p>
      <text:p text:style-name="Text_20_body">Écrire une fonction qui :</text:p>
      <text:list text:style-name="L1">
        <text:list-item>
          <text:p text:style-name="P7">Fusionne les deux listes en une seule liste plate (c'est-à-dire sans sous-listes). </text:p>
        </text:list-item>
        <text:list-item>
          <text:p text:style-name="P7">Trie la liste obtenue. </text:p>
        </text:list-item>
        <text:list-item>
          <text:p text:style-name="P6">Retourne la liste finale sous forme de tuples de deux éléments consécutifs (par exemple, <text:span text:style-name="Source_20_Text">[(1,2), (3,4), ...]</text:span>), le dernier tuple pouvant contenir un seul élément si la liste a un nombre impair d'éléments. </text:p>
          <text:p text:style-name="P6"/>
        </text:list-item>
      </text:list>
      <text:p text:style-name="Text_20_body"><text:span text:style-name="Strong_20_Emphasis"><text:span text:style-name="T1">13. </text:span></text:span><text:span text:style-name="Strong_20_Emphasis">Bonus :</text:span><text:line-break/><text:bookmark-start text:name="__DdeLink__286_889032269"/>Même question si les listes de départ peuvent avoir une profondeur quelconque, par exemple :<text:bookmark-end text:name="__DdeLink__286_889032269"/></text:p>
      <text:p text:style-name="Preformatted_20_Text"/>
      <text:p text:style-name="P2"><text:span text:style-name="Source_20_Text">[[1,[2, [3, 5, [8]]]], [10, 11]]</text:span>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7:52:56.823830705</meta:creation-date>
    <dc:date>2025-10-13T19:04:58.595787696</dc:date>
    <meta:editing-duration>PT18M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378" meta:character-count="2206" meta:non-whitespace-character-count="1857"/>
  </office:meta>
</office:document-meta>
</file>